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Tahoma, Geneva, 'Helvetica Neue', Helvetica, Arial, sans-serif"/>
    <style:font-face style:name="Oswald" svg:font-family="Oswal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loext:padding="0cm" loext:border="none"/>
    </style:style>
    <style:style style:name="P2"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2pt" fo:letter-spacing="normal" fo:font-style="normal" fo:font-weight="bold"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style:text-properties fo:font-size="14pt" fo:font-weight="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5" style:family="paragraph" style:parent-style-name="Text_20_body" style:list-style-name="L1">
      <style:paragraph-properties fo:margin-left="0cm" fo:margin-right="0cm" fo:margin-top="0cm" fo:margin-bottom="0.265cm" loext:contextual-spacing="false" fo:line-height="150%" fo:text-indent="0cm" style:auto-text-indent="false" fo:padding="0cm" fo:border="none"/>
    </style:style>
    <style:style style:name="P6" style:family="paragraph" style:parent-style-name="Heading_20_2">
      <style:text-properties fo:color="#555555" style:font-name="Oswald" fo:font-size="21pt" fo:font-weight="normal"/>
    </style:style>
    <style:style style:name="T1" style:family="text">
      <style:text-properties fo:color="#3b5998" style:text-line-through-style="none" style:text-line-through-type="none" fo:font-size="14pt" style:text-underline-style="none" fo:font-weight="normal" style:text-blinking="false" loext:padding="0cm" loext:border="none"/>
    </style:style>
    <style:style style:name="T2" style:family="text">
      <style:text-properties fo:color="#3b5998" style:text-line-through-style="none" style:text-line-through-type="none" fo:font-size="14pt" style:text-underline-style="none" fo:font-weight="bold" style:text-blinking="false"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Final Project</text:h>
      <text:section text:style-name="Sect1" text:name="intro">
        <text:p text:style-name="Text_20_body"/>
        <text:section text:style-name="Sect1" text:name="yui_3_17_2_1_1560639686672_109">
          <text:p text:style-name="P3">This assignment is for candidates enrolled in our Programs in Analytics and Statistical Studies (PASS) or seeking the ACE credits. For others, it is optional. </text:p>
          <text:list xml:id="list2714705378" text:style-name="L1">
            <text:list-item>
              <text:p text:style-name="P5"><text:bookmark text:name="yui_3_17_2_1_1560639686672_108"/><text:bookmark text:name="yui_3_17_2_1_1560639686672_107"/><text:bookmark text:name="yui_3_17_2_1_1560639686672_106"/><text:bookmark text:name="yui_3_17_2_1_1560639686672_105"/><text:a xlink:type="simple" xlink:href="https://www.dropbox.com/s/a0w0r2pfaoz5tpm/USArrests.xlsx?dl=1" office:target-frame-name="_blank" xlink:show="new" text:style-name="Internet_20_link" text:visited-style-name="Visited_20_Internet_20_Link"><text:span text:style-name="T1">Data set: </text:span></text:a><text:bookmark text:name="yui_3_17_2_1_1560639686672_104"/><text:a xlink:type="simple" xlink:href="https://www.dropbox.com/s/a0w0r2pfaoz5tpm/USArrests.xlsx?dl=1" office:target-frame-name="_blank" xlink:show="new" text:style-name="Internet_20_link" text:visited-style-name="Visited_20_Internet_20_Link"><text:span text:style-name="Strong_20_Emphasis"><text:span text:style-name="T2">USArrests.xlsx</text:span></text:span></text:a></text:p>
            </text:list-item>
          </text:list>
          <text:p text:style-name="P2">(40 points)</text:p>
          <text:p text:style-name="P4">The data for the Cluster Analysis course final project are US Arrests data. Murder, assault, and rape are reported as the number of occurrences per 100,000 people in each of the 50 states, and UrbanPop is the percentage of the state’s population that lives in an urban area.</text:p>
          <text:p text:style-name="P4"/>
          <text:p text:style-name="P4">You are an analyst with the U. S. Justice Department, and a senior official has asked for analytical assistance with a project relating to an ongoing effort to help states reduce homicide rates. The senior official has been involved in discussions that always get bogged down in discussions about the different approaches in different states, homicide being a state matter. Since there are 50 states, the discussions always get bogged down in detail and fail to generalize and progress. The senior official has requested that you group the states into a small number (&lt;5) of groups of similar states to focus discussions.</text:p>
          <text:p text:style-name="P4"/>
          <text:p text:style-name="P4">Your task: Perform cluster analysis with the murder data and prepare a report for the senior official that identifies the grouping that she is seeking. The report should include a brief recommendation section, followed by a more technical section that describes the cluster analysis methods used. You should include descriptions of the clusters, exceptions (outliers), and the different alternatives explored.</text:p>
          <text:p text:style-name="P1"><text:line-break/></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Tahoma, Geneva, 'Helvetica Neue', Helvetica, Arial, sans-serif"/>
    <style:font-face style:name="Oswald" svg:font-family="Oswal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17:03:03.483840893</meta:creation-date>
    <dc:date>2019-06-15T17:03:50.125053305</dc:date>
    <meta:editing-duration>PT48S</meta:editing-duration>
    <meta:editing-cycles>1</meta:editing-cycles>
    <meta:document-statistic meta:table-count="0" meta:image-count="0" meta:object-count="0" meta:page-count="1" meta:paragraph-count="8" meta:word-count="243" meta:character-count="1513" meta:non-whitespace-character-count="1276"/>
    <meta:generator>LibreOffice/6.0.7.3$Linux_X86_64 LibreOffice_project/00m0$Build-3</meta:generator>
  </office:meta>
</office:document-meta>
</file>